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25cm" fo:min-width="14.5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true" draw:fit-to-size="false" style:shrink-to-fit="false" fo:min-height="0.712cm" fo:min-width="1.513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co5" style:family="table-column">
      <style:table-column-properties style:column-width="3.571cm" style:use-optimal-column-width="false"/>
    </style:style>
    <style:style style:name="co6" style:family="table-column">
      <style:table-column-properties style:column-width="2.429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.3cm" fo:margin-right="0cm" fo:margin-top="0cm" fo:margin-bottom="0.2cm" fo:text-align="start" fo:text-indent="0cm"/>
    </style:style>
    <style:style style:name="P3" style:family="paragraph">
      <style:paragraph-properties fo:margin-left="0cm" fo:margin-right="0cm" fo:margin-top="0cm" fo:margin-bottom="0.2cm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2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012cm" svg:height="3.999cm" svg:x="0.502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10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0.778cm" svg:height="0.962cm" svg:x="3.119cm" svg:y="0cm">
          <draw:text-box>
            <text:p>s</text:p>
          </draw:text-box>
        </draw:frame>
        <draw:frame draw:style-name="standard" draw:layer="layout" svg:width="4.999cm" svg:height="10.999cm" svg:x="9.501cm" svg:y="1.16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  <table:table-row table:style-name="ro1" table:default-cell-style-name="ce2">
              <table:table-cell>
                <text:p text:style-name="P3">5</text:p>
              </table:table-cell>
              <table:table-cell/>
            </table:table-row>
            <table:table-row table:style-name="ro1" table:default-cell-style-name="ce2">
              <table:table-cell>
                <text:p text:style-name="P3">6</text:p>
              </table:table-cell>
              <table:table-cell>
                <text:p text:style-name="P3">W</text:p>
              </table:table-cell>
            </table:table-row>
            <table:table-row table:style-name="ro1" table:default-cell-style-name="ce2">
              <table:table-cell>
                <text:p text:style-name="P3">7</text:p>
              </table:table-cell>
              <table:table-cell>
                <text:p text:style-name="P3">e</text:p>
              </table:table-cell>
            </table:table-row>
            <table:table-row table:style-name="ro1" table:default-cell-style-name="ce2">
              <table:table-cell>
                <text:p text:style-name="P3">8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9</text:p>
              </table:table-cell>
              <table:table-cell>
                <text:p text:style-name="P3">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999cm" svg:height="2.999cm" svg:x="0.503cm" svg:y="7.164cm">
          <table:table table:template-name="default" table:use-first-row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draw:layer="layout" svg:width="2.013cm" svg:height="0.962cm" svg:x="2.503cm" svg:y="6.002cm">
          <draw:text-box>
            <text:p text:style-name="P5">world</text:p>
          </draw:text-box>
        </draw:frame>
        <draw:line draw:style-name="gr4" draw:text-style-name="P7" draw:layer="layout" svg:x1="5.102cm" svg:y1="2.662cm" svg:x2="9.502cm" svg:y2="2.662cm">
          <text:p/>
        </draw:line>
        <draw:line draw:style-name="gr4" draw:text-style-name="P7" draw:layer="layout" svg:x1="5.101cm" svg:y1="8.661cm" svg:x2="9.501cm" svg:y2="8.6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2-18T09:28:13.494489080</dc:date>
    <meta:editing-duration>PT42M33S</meta:editing-duration>
    <meta:editing-cycles>18</meta:editing-cycles>
    <meta:generator>LibreOffice/7.0.4.2$Linux_X86_64 LibreOffice_project/00$Build-2</meta:generator>
    <meta:document-statistic meta:object-count="8"/>
  </office:meta>
</office:document-meta>
</file>